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f152" officeooo:paragraph-rsid="0009f152"/>
    </style:style>
    <style:style style:name="P2" style:family="paragraph" style:parent-style-name="Standard">
      <style:text-properties officeooo:rsid="0009f152" officeooo:paragraph-rsid="0047de4b"/>
    </style:style>
    <style:style style:name="P3" style:family="paragraph" style:parent-style-name="Standard">
      <style:text-properties officeooo:rsid="000a0392" officeooo:paragraph-rsid="000a0392"/>
    </style:style>
    <style:style style:name="P4" style:family="paragraph" style:parent-style-name="Standard">
      <style:text-properties officeooo:rsid="000a0392" officeooo:paragraph-rsid="00431ca0"/>
    </style:style>
    <style:style style:name="P5" style:family="paragraph" style:parent-style-name="Standard">
      <style:text-properties officeooo:rsid="000b1371" officeooo:paragraph-rsid="000b1371"/>
    </style:style>
    <style:style style:name="P6" style:family="paragraph" style:parent-style-name="Standard">
      <style:text-properties fo:font-weight="bold" officeooo:rsid="000a0392" officeooo:paragraph-rsid="000a0392" style:font-weight-asian="bold" style:font-weight-complex="bold"/>
    </style:style>
    <style:style style:name="P7" style:family="paragraph" style:parent-style-name="Standard">
      <style:text-properties fo:font-weight="bold" officeooo:rsid="000b1371" officeooo:paragraph-rsid="000b1371" style:font-weight-asian="bold" style:font-weight-complex="bold"/>
    </style:style>
    <style:style style:name="P8" style:family="paragraph" style:parent-style-name="Standard">
      <style:text-properties fo:font-weight="bold" officeooo:rsid="000b24a8" officeooo:paragraph-rsid="000b24a8" style:font-weight-asian="bold" style:font-weight-complex="bold"/>
    </style:style>
    <style:style style:name="P9" style:family="paragraph" style:parent-style-name="Standard">
      <style:text-properties fo:font-weight="bold" officeooo:rsid="000b24a8" officeooo:paragraph-rsid="0035299a" style:font-weight-asian="bold" style:font-weight-complex="bold"/>
    </style:style>
    <style:style style:name="P10" style:family="paragraph" style:parent-style-name="Standard">
      <style:text-properties fo:font-weight="bold" officeooo:rsid="000cbe61" officeooo:paragraph-rsid="000cbe61" style:font-weight-asian="bold" style:font-weight-complex="bold"/>
    </style:style>
    <style:style style:name="P11" style:family="paragraph" style:parent-style-name="Standard">
      <style:text-properties fo:font-weight="bold" officeooo:rsid="004179d3" officeooo:paragraph-rsid="004179d3" style:font-weight-asian="bold" style:font-weight-complex="bold"/>
    </style:style>
    <style:style style:name="P12" style:family="paragraph" style:parent-style-name="Standard">
      <style:text-properties fo:font-weight="bold" officeooo:rsid="004179d3" officeooo:paragraph-rsid="004b5ae2" style:font-weight-asian="bold" style:font-weight-complex="bold"/>
    </style:style>
    <style:style style:name="P13" style:family="paragraph" style:parent-style-name="Standard">
      <style:text-properties fo:font-weight="bold" officeooo:rsid="004179d3" officeooo:paragraph-rsid="005c4e91" style:font-weight-asian="bold" style:font-weight-complex="bold"/>
    </style:style>
    <style:style style:name="P14" style:family="paragraph" style:parent-style-name="Standard">
      <style:text-properties fo:font-weight="bold" officeooo:paragraph-rsid="0044edab"/>
    </style:style>
    <style:style style:name="P15" style:family="paragraph" style:parent-style-name="Standard">
      <style:text-properties fo:font-weight="normal" officeooo:rsid="001a0e6d" officeooo:paragraph-rsid="001a0e6d" style:font-weight-asian="normal" style:font-weight-complex="normal"/>
    </style:style>
    <style:style style:name="P16" style:family="paragraph" style:parent-style-name="Standard">
      <style:text-properties officeooo:paragraph-rsid="000b1371"/>
    </style:style>
    <style:style style:name="P17" style:family="paragraph" style:parent-style-name="Standard">
      <style:text-properties officeooo:paragraph-rsid="004179d3"/>
    </style:style>
    <style:style style:name="P18" style:family="paragraph" style:parent-style-name="Standard">
      <style:text-properties fo:font-weight="bold" officeooo:rsid="004179d3" officeooo:paragraph-rsid="0064c16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d3ca" style:font-weight-asian="normal" style:font-weight-complex="normal"/>
    </style:style>
    <style:style style:name="T3" style:family="text">
      <style:text-properties fo:font-weight="normal" officeooo:rsid="0010c4b2" style:font-weight-asian="normal" style:font-weight-complex="normal"/>
    </style:style>
    <style:style style:name="T4" style:family="text">
      <style:text-properties fo:font-weight="normal" officeooo:rsid="00116cfa" style:font-weight-asian="normal" style:font-weight-complex="normal"/>
    </style:style>
    <style:style style:name="T5" style:family="text">
      <style:text-properties fo:font-weight="normal" officeooo:rsid="00153ac3" style:font-weight-asian="normal" style:font-weight-complex="normal"/>
    </style:style>
    <style:style style:name="T6" style:family="text">
      <style:text-properties fo:font-weight="normal" officeooo:rsid="001670a4" style:font-weight-asian="normal" style:font-weight-complex="normal"/>
    </style:style>
    <style:style style:name="T7" style:family="text">
      <style:text-properties fo:font-weight="normal" officeooo:rsid="001d9267" style:font-weight-asian="normal" style:font-weight-complex="normal"/>
    </style:style>
    <style:style style:name="T8" style:family="text">
      <style:text-properties fo:font-weight="normal" officeooo:rsid="002522fe" style:font-weight-asian="normal" style:font-weight-complex="normal"/>
    </style:style>
    <style:style style:name="T9" style:family="text">
      <style:text-properties fo:font-weight="normal" officeooo:rsid="00256f20" style:font-weight-asian="normal" style:font-weight-complex="normal"/>
    </style:style>
    <style:style style:name="T10" style:family="text">
      <style:text-properties fo:font-weight="normal" officeooo:rsid="002a8462" style:font-weight-asian="normal" style:font-weight-complex="normal"/>
    </style:style>
    <style:style style:name="T11" style:family="text">
      <style:text-properties fo:font-weight="normal" officeooo:rsid="002e3dc2" style:font-weight-asian="normal" style:font-weight-complex="normal"/>
    </style:style>
    <style:style style:name="T12" style:family="text">
      <style:text-properties fo:font-weight="normal" officeooo:rsid="002fbde4" style:font-weight-asian="normal" style:font-weight-complex="normal"/>
    </style:style>
    <style:style style:name="T13" style:family="text">
      <style:text-properties fo:font-weight="normal" officeooo:rsid="00315dfd" style:font-weight-asian="normal" style:font-weight-complex="normal"/>
    </style:style>
    <style:style style:name="T14" style:family="text">
      <style:text-properties fo:font-weight="normal" officeooo:rsid="00335cf6" style:font-weight-asian="normal" style:font-weight-complex="normal"/>
    </style:style>
    <style:style style:name="T15" style:family="text">
      <style:text-properties fo:font-weight="normal" officeooo:rsid="0035299a" style:font-weight-asian="normal" style:font-weight-complex="normal"/>
    </style:style>
    <style:style style:name="T16" style:family="text">
      <style:text-properties fo:font-weight="normal" officeooo:rsid="00359f90" style:font-weight-asian="normal" style:font-weight-complex="normal"/>
    </style:style>
    <style:style style:name="T17" style:family="text">
      <style:text-properties fo:font-weight="normal" officeooo:rsid="00376f24" style:font-weight-asian="normal" style:font-weight-complex="normal"/>
    </style:style>
    <style:style style:name="T18" style:family="text">
      <style:text-properties fo:font-weight="normal" officeooo:rsid="0046a709" style:font-weight-asian="normal" style:font-weight-complex="normal"/>
    </style:style>
    <style:style style:name="T19" style:family="text">
      <style:text-properties fo:font-weight="normal" officeooo:rsid="004a259a" style:font-weight-asian="normal" style:font-weight-complex="normal"/>
    </style:style>
    <style:style style:name="T20" style:family="text">
      <style:text-properties fo:font-weight="normal" officeooo:rsid="004b5ae2" style:font-weight-asian="normal" style:font-weight-complex="normal"/>
    </style:style>
    <style:style style:name="T21" style:family="text">
      <style:text-properties fo:font-weight="normal" officeooo:rsid="005065f3" style:font-weight-asian="normal" style:font-weight-complex="normal"/>
    </style:style>
    <style:style style:name="T22" style:family="text">
      <style:text-properties fo:font-weight="normal" officeooo:rsid="0051a009" style:font-weight-asian="normal" style:font-weight-complex="normal"/>
    </style:style>
    <style:style style:name="T23" style:family="text">
      <style:text-properties fo:font-weight="normal" officeooo:rsid="0052b3f2" style:font-weight-asian="normal" style:font-weight-complex="normal"/>
    </style:style>
    <style:style style:name="T24" style:family="text">
      <style:text-properties fo:font-weight="normal" officeooo:rsid="00547b6b" style:font-weight-asian="normal" style:font-weight-complex="normal"/>
    </style:style>
    <style:style style:name="T25" style:family="text">
      <style:text-properties fo:font-weight="normal" officeooo:rsid="00555617" style:font-weight-asian="normal" style:font-weight-complex="normal"/>
    </style:style>
    <style:style style:name="T26" style:family="text">
      <style:text-properties fo:font-weight="normal" officeooo:rsid="00573b82" style:font-weight-asian="normal" style:font-weight-complex="normal"/>
    </style:style>
    <style:style style:name="T27" style:family="text">
      <style:text-properties fo:font-weight="normal" officeooo:rsid="005821ca" style:font-weight-asian="normal" style:font-weight-complex="normal"/>
    </style:style>
    <style:style style:name="T28" style:family="text">
      <style:text-properties fo:font-weight="normal" officeooo:rsid="005c4e91" style:font-weight-asian="normal" style:font-weight-complex="normal"/>
    </style:style>
    <style:style style:name="T29" style:family="text">
      <style:text-properties fo:font-weight="normal" officeooo:rsid="005d9cbf" style:font-weight-asian="normal" style:font-weight-complex="normal"/>
    </style:style>
    <style:style style:name="T30" style:family="text">
      <style:text-properties fo:font-weight="normal" officeooo:rsid="006400e7" style:font-weight-asian="normal" style:font-weight-complex="normal"/>
    </style:style>
    <style:style style:name="T31" style:family="text">
      <style:text-properties fo:font-variant="normal" fo:text-transform="none" fo:color="#333333" style:font-name="Droid Sans" fo:font-size="10.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style:font-name="Liberation Serif" fo:letter-spacing="normal" fo:background-color="#ffffff" loext:char-shading-value="0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loext:char-shading-value="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1b6b47" style:font-weight-asian="bold" style:font-weight-complex="bold"/>
    </style:style>
    <style:style style:name="T36" style:family="text">
      <style:text-properties fo:font-weight="bold" officeooo:rsid="001c6de0" style:font-weight-asian="bold" style:font-weight-complex="bold"/>
    </style:style>
    <style:style style:name="T37" style:family="text">
      <style:text-properties fo:font-weight="bold" officeooo:rsid="0023d4bb" style:font-weight-asian="bold" style:font-weight-complex="bold"/>
    </style:style>
    <style:style style:name="T38" style:family="text">
      <style:text-properties fo:font-weight="bold" officeooo:rsid="0028d6a6" style:font-weight-asian="bold" style:font-weight-complex="bold"/>
    </style:style>
    <style:style style:name="T39" style:family="text">
      <style:text-properties fo:font-weight="bold" officeooo:rsid="000b1371" style:font-weight-asian="bold" style:font-weight-complex="bold"/>
    </style:style>
    <style:style style:name="T40" style:family="text">
      <style:text-properties fo:font-weight="bold" officeooo:rsid="00431ca0" style:font-weight-asian="bold" style:font-weight-complex="bold"/>
    </style:style>
    <style:style style:name="T41" style:family="text">
      <style:text-properties fo:font-weight="bold" officeooo:rsid="0047de4b" style:font-weight-asian="bold" style:font-weight-complex="bold"/>
    </style:style>
    <style:style style:name="T42" style:family="text">
      <style:text-properties fo:font-weight="bold" officeooo:rsid="004179d3" style:font-weight-asian="bold" style:font-weight-complex="bold"/>
    </style:style>
    <style:style style:name="T43" style:family="text">
      <style:text-properties fo:font-weight="bold" officeooo:rsid="0059c32f" style:font-weight-asian="bold" style:font-weight-complex="bold"/>
    </style:style>
    <style:style style:name="T44" style:family="text">
      <style:text-properties officeooo:rsid="000cbe61" style:font-weight-asian="bold" style:font-weight-complex="bold"/>
    </style:style>
    <style:style style:name="T45" style:family="text">
      <style:text-properties officeooo:rsid="0044edab" style:font-weight-asian="bold" style:font-weight-complex="bold"/>
    </style:style>
    <style:style style:name="T46" style:family="text">
      <style:text-properties officeooo:rsid="0017bdcf"/>
    </style:style>
    <style:style style:name="T47" style:family="text">
      <style:text-properties officeooo:rsid="00189d27"/>
    </style:style>
    <style:style style:name="T48" style:family="text">
      <style:text-properties officeooo:rsid="0018d52f"/>
    </style:style>
    <style:style style:name="T49" style:family="text">
      <style:text-properties officeooo:rsid="002117cc"/>
    </style:style>
    <style:style style:name="T50" style:family="text">
      <style:text-properties officeooo:rsid="0023d4bb"/>
    </style:style>
    <style:style style:name="T51" style:family="text">
      <style:text-properties officeooo:rsid="000b1371"/>
    </style:style>
    <style:style style:name="T52" style:family="text">
      <style:text-properties officeooo:rsid="002c4dd0"/>
    </style:style>
    <style:style style:name="T53" style:family="text">
      <style:text-properties officeooo:rsid="002cccb4"/>
    </style:style>
    <style:style style:name="T54" style:family="text">
      <style:text-properties officeooo:rsid="002e3dc2"/>
    </style:style>
    <style:style style:name="T55" style:family="text">
      <style:text-properties officeooo:rsid="0038096c"/>
    </style:style>
    <style:style style:name="T56" style:family="text">
      <style:text-properties officeooo:rsid="003bacdd"/>
    </style:style>
    <style:style style:name="T57" style:family="text">
      <style:text-properties officeooo:rsid="003c8df4"/>
    </style:style>
    <style:style style:name="T58" style:family="text">
      <style:text-properties officeooo:rsid="003e5d7e"/>
    </style:style>
    <style:style style:name="T59" style:family="text">
      <style:text-properties officeooo:rsid="00423bff"/>
    </style:style>
    <style:style style:name="T60" style:family="text">
      <style:text-properties officeooo:rsid="00431ca0"/>
    </style:style>
    <style:style style:name="T61" style:family="text">
      <style:text-properties officeooo:rsid="00454564"/>
    </style:style>
    <style:style style:name="T62" style:family="text">
      <style:text-properties officeooo:rsid="00486c6d"/>
    </style:style>
    <style:style style:name="T63" style:family="text">
      <style:text-properties officeooo:rsid="00491e5b"/>
    </style:style>
    <style:style style:name="T64" style:family="text">
      <style:text-properties officeooo:rsid="004bf0ea"/>
    </style:style>
    <style:style style:name="T65" style:family="text">
      <style:text-properties officeooo:rsid="005065f3"/>
    </style:style>
    <style:style style:name="T66" style:family="text">
      <style:text-properties officeooo:rsid="0051a009"/>
    </style:style>
    <style:style style:name="T67" style:family="text">
      <style:text-properties officeooo:rsid="0052b3f2"/>
    </style:style>
    <style:style style:name="T68" style:family="text">
      <style:text-properties officeooo:rsid="00547b6b"/>
    </style:style>
    <style:style style:name="T69" style:family="text">
      <style:text-properties officeooo:rsid="00555617"/>
    </style:style>
    <style:style style:name="T70" style:family="text">
      <style:text-properties officeooo:rsid="005725bb"/>
    </style:style>
    <style:style style:name="T71" style:family="text">
      <style:text-properties officeooo:rsid="005821ca"/>
    </style:style>
    <style:style style:name="T72" style:family="text">
      <style:text-properties officeooo:rsid="0059c32f"/>
    </style:style>
    <style:style style:name="T73" style:family="text">
      <style:text-properties officeooo:rsid="005a00b8"/>
    </style:style>
    <style:style style:name="T74" style:family="text">
      <style:text-properties officeooo:rsid="005c641b"/>
    </style:style>
    <style:style style:name="T75" style:family="text">
      <style:text-properties officeooo:rsid="005ec5c6"/>
    </style:style>
    <style:style style:name="T76" style:family="text">
      <style:text-properties officeooo:rsid="00604b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pis kolumny: <text:span text:style-name="T34">nazwa_w_oryginalnym_pliku [przemianowana_nazwa]</text:span> – opis_kolumny,</text:p>
      <text:p text:style-name="P15"/>
      <text:p text:style-name="P2"><text:span text:style-name="T34">Id </text:span><text:span text:style-name="T41">[measurementId]</text:span> – <text:span text:style-name="T47">identyfikator pomiaru, w dalszej analizie pominięto ten parametr</text:span></text:p>
      <text:p text:style-name="P1"><text:span text:style-name="T34">idsito </text:span><text:span text:style-name="T35">[place]</text:span> – <text:span text:style-name="T48">id miejsca, w którym wykonywano pomiar, w sumie 17 róznych miejsc</text:span></text:p>
      <text:p text:style-name="P1"><text:span text:style-name="T34">idmodel </text:span><text:span text:style-name="T35">[model]</text:span> – id modelu, <text:span text:style-name="T46">jest to rzecz unikalna dla każdej elektrowni</text:span></text:p>
      <text:p text:style-name="P1"><text:span text:style-name="T34">idbrand</text:span> <text:span text:style-name="T36">[brand]</text:span>– idmarki, <text:span text:style-name="T46">dla każdej wystęuje od jednego do czterech modeli (cztery dla marki o id 0)</text:span></text:p>
      <text:p text:style-name="P3"><text:span text:style-name="T34">lat</text:span> <text:span text:style-name="T60">[</text:span><text:span text:style-name="T40">latitude</text:span><text:span text:style-name="T60">]</text:span>– <text:span text:style-name="T59">szerokość geograficzna</text:span></text:p>
      <text:p text:style-name="P4"><text:span text:style-name="T34">lon</text:span> <text:span text:style-name="T40">[longitude]</text:span>– <text:span text:style-name="T59">długość geograficzna</text:span></text:p>
      <text:p text:style-name="P3"><text:span text:style-name="T34">ageinmonths</text:span> <text:span text:style-name="T37">[age]</text:span>– wiek czujnika w <text:span text:style-name="T50">e</text:span>mies<text:span text:style-name="T49">iącach, zmienna znormalizowana, wartości od 0 do 1</text:span></text:p>
      <text:p text:style-name="P6">anno <text:span text:style-name="T62">[year]</text:span> – <text:span text:style-name="T2">rok, </text:span><text:span text:style-name="T8">ta wartość pokrywa się z rokiem wykonania pomiaru</text:span></text:p>
      <text:p text:style-name="P6">day <text:span text:style-name="T63">[day]</text:span> – <text:span text:style-name="T4">dzień, </text:span><text:span text:style-name="T8">zmienna znormalizowana, </text:span><text:span text:style-name="T9">wartość uzależniona od daty, im późniejszy dzień roku wykonania daty, tym większa wartość, </text:span><text:span text:style-name="T10">zmienna przydatna w przypadku sortowania wartości po dacie</text:span></text:p>
      <text:p text:style-name="P6">ora <text:span text:style-name="T63">[hour]</text:span> – <text:span text:style-name="T8">zmienna znormalizowana, zależy od godziny wykonania pomiaru</text:span></text:p>
      <text:p text:style-name="P16"><text:span text:style-name="T39">data</text:span><text:span text:style-name="T51"> </text:span><text:span text:style-name="T38">[data]</text:span><text:span text:style-name="T51">– data wykonania pomiaru, wykonywane od 2 stycznia 2012 do 31 grudnia 2013 w godzinach 2:00-20:00, pomiar wykonywany co godzinę</text:span></text:p>
      <text:p text:style-name="P7">temperatura_ambiente <text:span text:style-name="T52">[temperature]</text:span> – <text:span text:style-name="T12">zmierzona </text:span><text:span text:style-name="T3">temperatura środowiska</text:span></text:p>
      <text:p text:style-name="P7">irradiamento <text:span text:style-name="T53">[radiation]</text:span>- <text:span text:style-name="T18">promieniowanie słonczene</text:span></text:p>
      <text:p text:style-name="P7">pressure <text:span text:style-name="T54">[pressure]</text:span> –<text:span text:style-name="T1"> </text:span><text:span text:style-name="T11">zmierzone ciśnienie atmosferyczne</text:span></text:p>
      <text:p text:style-name="P7">windspeed <text:span text:style-name="T56">[windspeed] </text:span>– <text:span text:style-name="T13">zmierzona </text:span><text:span text:style-name="T1">prędkość wiatru</text:span></text:p>
      <text:p text:style-name="P8">humidity <text:span text:style-name="T57">[humidity] </text:span>– <text:span text:style-name="T14">zmierzona </text:span><text:span text:style-name="T1">wilgotność </text:span><text:span text:style-name="T14">powietrza</text:span></text:p>
      <text:p text:style-name="P9">icon <text:span text:style-name="T76">[icon]</text:span>– <text:span text:style-name="T15">przyjmuje wartości 0.083 0.750 0.000 0.667 0.500 0.583 0.417</text:span></text:p>
      <text:p text:style-name="P14"><text:span text:style-name="T44">dewpoint </text:span><text:span text:style-name="T45">[</text:span><text:span text:style-name="T44">dewpoint</text:span><text:span text:style-name="T45">]</text:span><text:span text:style-name="T44"> - </text:span><text:span text:style-name="T31">concentration of water vapor in the air</text:span></text:p>
      <text:p text:style-name="P10">windbearing <text:span text:style-name="T55">[bearing] </text:span>– <text:span text:style-name="T17">id zastosowanego </text:span><text:span text:style-name="T5">ło</text:span><text:span text:style-name="T16">ż</text:span><text:span text:style-name="T5">ysk</text:span><text:span text:style-name="T17">a</text:span><text:span text:style-name="T5"> wiatraka</text:span></text:p>
      <text:p text:style-name="P10">cloudcover <text:span text:style-name="T61">[cloudcover] </text:span>- <text:span text:style-name="T6">zachmurzenie</text:span></text:p>
      <text:p text:style-name="P10">tempi <text:span text:style-name="T64">[temp_param] – </text:span><text:span text:style-name="T21">współczynnik wyliczony z kolumny temperature</text:span></text:p>
      <text:p text:style-name="P10">irri <text:span text:style-name="T65">[radiation_param] – </text:span><text:span text:style-name="T21">współczynnik wyliczony z kolumny radiation</text:span></text:p>
      <text:p text:style-name="P10">pressurei <text:span text:style-name="T66">[pressure_param] – </text:span><text:span text:style-name="T22">współczynnik wyliczony z kolumny pressure</text:span></text:p>
      <text:p text:style-name="P11">windspeedi <text:s/><text:span text:style-name="T66">[wind_param] – </text:span><text:span text:style-name="T22">współczynnik wyliczony z kolumny windspeed</text:span> <text:s text:c="7"/></text:p>
      <text:p text:style-name="P11">humidityi <text:s/><text:span text:style-name="T67">[humidity_param] – </text:span><text:span text:style-name="T23">współczynnik wyliczony z kolumny humidity</text:span> <text:s text:c="9"/></text:p>
      <text:p text:style-name="P11">dewpointi <text:s/><text:span text:style-name="T68">[dewpoint_param]</text:span> –<text:span text:style-name="T1"> </text:span><text:span text:style-name="T24">współczynnik wyliczony z kolumny dewpoint</text:span> <text:s text:c="8"/></text:p>
      <text:p text:style-name="P11">windbearingi <text:span text:style-name="T69">[bearing_param] – </text:span><text:span text:style-name="T25">współczynnik wyliczony z kolumny bearing</text:span> <text:s text:c="6"/></text:p>
      <text:p text:style-name="P11">cloudcoveri <text:span text:style-name="T70">[cloud_param]</text:span> –<text:span text:style-name="T1"> </text:span><text:span text:style-name="T26">współczynnik wyliczony z kolumny cloudcover</text:span> <text:s text:c="6"/></text:p>
      <text:p text:style-name="P11">dist <text:span text:style-name="T71">[distance] –</text:span><text:span text:style-name="T27"> jakaś odległość pomiędzy parametrami</text:span></text:p>
      <text:p text:style-name="P11">altitude <text:span text:style-name="T72">[altitude]</text:span> – <text:span text:style-name="T19">wysokość bezwzględna</text:span></text:p>
      <text:p text:style-name="P17"><text:span text:style-name="T42">azimuth </text:span><text:span text:style-name="T43">[azimuth]</text:span><text:span text:style-name="T42">- </text:span><text:span text:style-name="T32"> </text:span><text:span text:style-name="T33">kąt zawarty między północną częścią południka odniesienia a danym kierunkiem poziomym</text:span></text:p>
      <text:p text:style-name="P11">altitudei <text:span text:style-name="T73">[altitude_param]</text:span> <text:s/>- <text:span text:style-name="T19">współczynnik z wartości bezwzględnej</text:span> <text:s text:c="6"/></text:p>
      <text:p text:style-name="P12">azimuthi <text:span text:style-name="T73">[azimuth_param] </text:span>– <text:span text:style-name="T19">współczynnik z </text:span><text:s/><text:span text:style-name="T20">kolumny azimuth</text:span> <text:s text:c="4"/></text:p>
      <text:p text:style-name="P11">pcnm1 <text:span text:style-name="T75">[pcnm1] </text:span>– <text:span text:style-name="T28">jakiś współczynnik wyliczony metodą statystyczną</text:span></text:p>
      <text:p text:style-name="P13">pcnm2 <text:span text:style-name="T75">[pcnm2] </text:span>– <text:span text:style-name="T28">jakiś współczynnik wyliczony metodą statystyczną</text:span></text:p>
      <text:p text:style-name="P13">pcnm3 <text:span text:style-name="T75">[pcnm3] </text:span>– <text:span text:style-name="T28">jakiś współczynnik wyliczony metodą statystyczną</text:span> <text:s text:c="8"/></text:p>
      <text:p text:style-name="P13">pcnm4 <text:span text:style-name="T75">[pcnm4] </text:span>– <text:span text:style-name="T28">jakiś współczynnik wyliczony metodą statystyczną</text:span></text:p>
      <text:p text:style-name="P13">pcnm5 <text:span text:style-name="T75">[pcnm5] </text:span>– <text:span text:style-name="T28">jakiś współczynnik wyliczony metodą statystyczną</text:span></text:p>
      <text:p text:style-name="P13">pcnm6 <text:span text:style-name="T75">[pcnm6] </text:span>– <text:span text:style-name="T28">jakiś współczynnik wyliczony metodą statystyczną</text:span></text:p>
      <text:p text:style-name="P13">pcnm7 <text:span text:style-name="T75">[pcnm7] </text:span>– <text:span text:style-name="T28">jakiś współczynnik wyliczony metodą statystyczną</text:span> <text:s text:c="10"/></text:p>
      <text:p text:style-name="P13">pcnm8 <text:span text:style-name="T75">[pcnm8] </text:span>– <text:span text:style-name="T28">jakiś współczynnik wyliczony metodą statystyczną</text:span></text:p>
      <text:p text:style-name="P13">pcnm9 <text:span text:style-name="T75">[pcnm9] </text:span>– <text:span text:style-name="T28">jakiś współczynnik wyliczony metodą statystyczną</text:span></text:p>
      <text:p text:style-name="P13">pcnm10 <text:span text:style-name="T75">[pcnm10] </text:span>– <text:span text:style-name="T28">jakiś współczynnik wyliczony metodą statystyczną</text:span></text:p>
      <text:p text:style-name="P13">pcnm11 <text:span text:style-name="T75">[pcnm11] </text:span>– <text:span text:style-name="T28">jakiś współczynnik wyliczony metodą statystyczną</text:span> <text:s text:c="12"/></text:p>
      <text:p text:style-name="P13">pcnm12 <text:span text:style-name="T75">[pcnm12] </text:span>– <text:span text:style-name="T28">jakiś współczynnik wyliczony metodą statystyczną</text:span></text:p>
      <text:p text:style-name="P13"><text:soft-page-break/>pcnm13 <text:span text:style-name="T75">[pcnm13]</text:span> – <text:span text:style-name="T28">jakiś współczynnik wyliczony metodą statystyczną</text:span></text:p>
      <text:p text:style-name="P13">pcnm14 <text:span text:style-name="T75">[pcnm14] </text:span>– <text:span text:style-name="T28">jakiś współczynnik wyliczony metodą statystyczną</text:span></text:p>
      <text:p text:style-name="P13">pcnm15 <text:span text:style-name="T75">[pcnm15]</text:span>– <text:span text:style-name="T28">jakiś współczynnik wyliczony metodą statystyczną</text:span> <text:s text:c="11"/></text:p>
      <text:p text:style-name="P11">irr_pvgis_mod <text:s/><text:span text:style-name="T74">[mode]</text:span> – <text:span text:style-name="T30">jakiś współczynnik wyliczony na podstawie kolumny radiation</text:span></text:p>
      <text:p text:style-name="P18">irri_pvgis_mod <text:span text:style-name="T74">[mode_param] – j</text:span><text:span text:style-name="T30">akiś współczynnik wyliczony na podstawie kolumny</text:span><text:span text:style-name="T29"> <text:s/></text:span><text:span text:style-name="T21">radiation_param</text:span></text:p>
      <text:p text:style-name="P10">kwh <text:s/><text:span text:style-name="T58">[energy]</text:span>– <text:span text:style-name="T6">wyprodukowana energia, </text:span><text:span text:style-name="T7">zmienna znormalizowana, wartosć od 0 do 1</text:span></text:p>
      <text:p text:style-name="P10"/>
      <text:p text:style-name="P10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Helvetica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20:13:50.101200055</meta:creation-date>
    <meta:generator>LibreOffice/5.1.6.2$Linux_X86_64 LibreOffice_project/10m0$Build-2</meta:generator>
    <dc:date>2017-12-03T12:02:04.218848526</dc:date>
    <meta:editing-duration>PT8H56M56S</meta:editing-duration>
    <meta:editing-cycles>89</meta:editing-cycles>
    <meta:document-statistic meta:table-count="0" meta:image-count="0" meta:object-count="0" meta:page-count="2" meta:paragraph-count="52" meta:word-count="425" meta:character-count="3764" meta:non-whitespace-character-count="3245"/>
  </office:meta>
</office:document-meta>
</file>